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-color="#ffbf00" draw:textarea-horizontal-align="justify" draw:textarea-vertical-align="middle" draw:auto-grow-height="false" fo:min-height="11.25cm" fo:min-width="7.5cm" fo:padding-top="0.125cm" fo:padding-bottom="0.125cm" fo:padding-left="0.25cm" fo:padding-right="0.2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0.851cm" fo:min-width="7.1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104cm" fo:min-width="0cm" fo:wrap-option="wrap" loext:decorative="false"/>
    </style:style>
    <style:style style:name="gr4" style:family="graphic" style:parent-style-name="objectwithoutfill">
      <style:graphic-properties svg:stroke-color="#000000" draw:fill="none" draw:textarea-vertical-align="middl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svg:stroke-width="0cm" svg:stroke-color="#666666" draw:marker-start-width="0.2cm" draw:marker-end-width="0.2cm" draw:fill-color="#808080" draw:textarea-horizontal-align="justify" draw:textarea-vertical-align="middle" draw:auto-grow-height="false" fo:min-height="5.25cm" fo:min-width="1.5cm" fo:padding-top="0.125cm" fo:padding-bottom="0.125cm" fo:padding-left="0.25cm" fo:padding-right="0.25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104cm" fo:min-width="0cm" fo:wrap-option="wrap" loext:decorative="false"/>
    </style:style>
    <style:style style:name="gr9" style:family="graphic" style:parent-style-name="standard">
      <style:graphic-properties svg:stroke-width="0cm" svg:stroke-color="#666666" draw:marker-start-width="0.2cm" draw:marker-end-width="0.2cm" draw:fill-color="#808080" draw:textarea-horizontal-align="justify" draw:textarea-vertical-align="middle" draw:auto-grow-height="false" fo:min-height="3.75cm" fo:min-width="1.5cm" fo:padding-top="0.125cm" fo:padding-bottom="0.125cm" fo:padding-left="0.25cm" fo:padding-right="0.25cm" loext:decorative="false"/>
      <style:paragraph-properties style:writing-mode="lr-tb"/>
    </style:style>
    <style:style style:name="gr10" style:family="graphic" style:parent-style-name="objectwithoutfill">
      <style:graphic-properties svg:stroke-color="#00a933" draw:marker-end="Arrowheads_20_1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00a933" draw:marker-end="Arrowheads_20_2" draw:marker-end-width="0.3cm" draw:fill="none" draw:textarea-vertical-align="middle" loext:decorative="false"/>
    </style:style>
    <style:style style:name="gr12" style:family="graphic" style:parent-style-name="standard">
      <style:graphic-properties draw:fill-color="#00a933" draw:textarea-horizontal-align="justify" draw:textarea-vertical-align="middle" draw:auto-grow-height="false" fo:min-height="0.428cm" fo:min-width="0.678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0.315cm" fo:min-width="0.815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draw:fill="none" draw:fill-color="#b85c00" loext:fill-use-slide-background="false" draw:textarea-horizontal-align="justify" draw:textarea-vertical-align="middle" draw:auto-grow-height="false" fo:min-height="0.654cm" fo:min-width="1.204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604cm" fo:min-width="0.854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104cm" fo:min-width="0.854cm" loext:decorative="false"/>
      <style:paragraph-properties style:writing-mode="lr-tb"/>
    </style:style>
    <style:style style:name="gr17" style:family="graphic" style:parent-style-name="objectwithoutfill">
      <style:graphic-properties svg:stroke-color="#3465a4" draw:fill="none" draw:textarea-vertical-align="middle" loext:decorative="false"/>
    </style:style>
    <style:style style:name="P1" style:family="paragraph">
      <loext:graphic-properties draw:fill-color="#ffbf00"/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-color="#808080"/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-color="#00a933"/>
      <style:paragraph-properties fo:text-align="center" style:writing-mode="lr-tb"/>
      <style:text-properties fo:font-size="11pt" style:font-size-asian="11pt" style:font-size-complex="11pt"/>
    </style:style>
    <style:style style:name="P9" style:family="paragraph">
      <loext:graphic-properties draw:fill="none" draw:fill-color="#729fcf"/>
      <style:paragraph-properties fo:text-align="center" style:writing-mode="lr-tb"/>
      <style:text-properties fo:font-size="11pt" style:font-size-asian="11pt" style:font-size-complex="11pt"/>
    </style:style>
    <style:style style:name="P10" style:family="paragraph">
      <style:paragraph-properties fo:text-align="center"/>
      <style:text-properties fo:font-size="18pt" style:font-size-asian="11pt" style:font-size-complex="11pt"/>
    </style:style>
    <style:style style:name="P11" style:family="paragraph">
      <loext:graphic-properties draw:fill="none" draw:fill-color="#b85c00"/>
      <style:paragraph-properties fo:text-align="center" style:writing-mode="lr-tb"/>
      <style:text-properties fo:font-size="18pt" style:font-size-asian="11pt" style:font-size-complex="11pt"/>
    </style:style>
    <style:style style:name="T1" style:family="text">
      <style:text-properties style:text-position="sub 58%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position="sub 58%" fo:font-size="11pt" style:font-size-asian="11pt" style:font-size-complex="11pt"/>
    </style:style>
    <style:style style:name="T4" style:family="text">
      <style:text-properties style:font-size-asian="11pt" style:font-size-complex="11pt"/>
    </style:style>
    <style:style style:name="T5" style:family="text">
      <style:text-properties style:text-position="sub 58%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11.5cm" svg:x="5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6cm" svg:height="11.1cm" svg:x="5.7cm" svg:y="2.2cm">
          <text:p text:style-name="P2"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5cm" svg:height="0.5cm" svg:x="12.2cm" svg:y="13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4" draw:layer="layout" svg:x1="5.15cm" svg:y1="14cm" svg:x2="13.9cm" svg:y2="14cm">
          <text:p/>
        </draw:line>
        <draw:g draw:style-name="gr5">
          <draw:line draw:style-name="gr4" draw:text-style-name="P4" draw:layer="layout" svg:x1="5.3cm" svg:y1="14cm" svg:x2="5.05cm" svg:y2="14.25cm">
            <text:p/>
          </draw:line>
          <draw:line draw:style-name="gr4" draw:text-style-name="P4" draw:layer="layout" svg:x1="5.55cm" svg:y1="14cm" svg:x2="5.3cm" svg:y2="14.25cm">
            <text:p/>
          </draw:line>
          <draw:line draw:style-name="gr4" draw:text-style-name="P4" draw:layer="layout" svg:x1="5.8cm" svg:y1="14cm" svg:x2="5.55cm" svg:y2="14.25cm">
            <text:p/>
          </draw:line>
          <draw:line draw:style-name="gr4" draw:text-style-name="P4" draw:layer="layout" svg:x1="6.05cm" svg:y1="14cm" svg:x2="5.8cm" svg:y2="14.25cm">
            <text:p/>
          </draw:line>
          <draw:line draw:style-name="gr4" draw:text-style-name="P4" draw:layer="layout" svg:x1="6.3cm" svg:y1="14cm" svg:x2="6.05cm" svg:y2="14.25cm">
            <text:p/>
          </draw:line>
          <draw:line draw:style-name="gr4" draw:text-style-name="P4" draw:layer="layout" svg:x1="6.55cm" svg:y1="14cm" svg:x2="6.3cm" svg:y2="14.25cm">
            <text:p/>
          </draw:line>
          <draw:line draw:style-name="gr4" draw:text-style-name="P4" draw:layer="layout" svg:x1="6.8cm" svg:y1="14cm" svg:x2="6.55cm" svg:y2="14.25cm">
            <text:p/>
          </draw:line>
          <draw:line draw:style-name="gr4" draw:text-style-name="P4" draw:layer="layout" svg:x1="7.05cm" svg:y1="14cm" svg:x2="6.8cm" svg:y2="14.25cm">
            <text:p/>
          </draw:line>
          <draw:line draw:style-name="gr4" draw:text-style-name="P4" draw:layer="layout" svg:x1="7.3cm" svg:y1="14cm" svg:x2="7.05cm" svg:y2="14.25cm">
            <text:p/>
          </draw:line>
          <draw:line draw:style-name="gr4" draw:text-style-name="P4" draw:layer="layout" svg:x1="7.55cm" svg:y1="14cm" svg:x2="7.3cm" svg:y2="14.25cm">
            <text:p/>
          </draw:line>
        </draw:g>
        <draw:g draw:style-name="gr5">
          <draw:line draw:style-name="gr4" draw:text-style-name="P4" draw:layer="layout" svg:x1="7.8cm" svg:y1="14cm" svg:x2="7.55cm" svg:y2="14.25cm">
            <text:p/>
          </draw:line>
          <draw:line draw:style-name="gr4" draw:text-style-name="P4" draw:layer="layout" svg:x1="8.05cm" svg:y1="14cm" svg:x2="7.8cm" svg:y2="14.25cm">
            <text:p/>
          </draw:line>
          <draw:line draw:style-name="gr4" draw:text-style-name="P4" draw:layer="layout" svg:x1="8.3cm" svg:y1="14cm" svg:x2="8.05cm" svg:y2="14.25cm">
            <text:p/>
          </draw:line>
          <draw:line draw:style-name="gr4" draw:text-style-name="P4" draw:layer="layout" svg:x1="8.55cm" svg:y1="14cm" svg:x2="8.3cm" svg:y2="14.25cm">
            <text:p/>
          </draw:line>
          <draw:line draw:style-name="gr4" draw:text-style-name="P4" draw:layer="layout" svg:x1="8.8cm" svg:y1="14cm" svg:x2="8.55cm" svg:y2="14.25cm">
            <text:p/>
          </draw:line>
          <draw:line draw:style-name="gr4" draw:text-style-name="P4" draw:layer="layout" svg:x1="9.05cm" svg:y1="14cm" svg:x2="8.8cm" svg:y2="14.25cm">
            <text:p/>
          </draw:line>
          <draw:line draw:style-name="gr4" draw:text-style-name="P4" draw:layer="layout" svg:x1="9.3cm" svg:y1="14cm" svg:x2="9.05cm" svg:y2="14.25cm">
            <text:p/>
          </draw:line>
          <draw:line draw:style-name="gr4" draw:text-style-name="P4" draw:layer="layout" svg:x1="9.55cm" svg:y1="14cm" svg:x2="9.3cm" svg:y2="14.25cm">
            <text:p/>
          </draw:line>
          <draw:line draw:style-name="gr4" draw:text-style-name="P4" draw:layer="layout" svg:x1="9.8cm" svg:y1="14cm" svg:x2="9.55cm" svg:y2="14.25cm">
            <text:p/>
          </draw:line>
          <draw:line draw:style-name="gr4" draw:text-style-name="P4" draw:layer="layout" svg:x1="10.05cm" svg:y1="14cm" svg:x2="9.8cm" svg:y2="14.25cm">
            <text:p/>
          </draw:line>
        </draw:g>
        <draw:g draw:style-name="gr5">
          <draw:line draw:style-name="gr4" draw:text-style-name="P4" draw:layer="layout" svg:x1="10.3cm" svg:y1="14cm" svg:x2="10.05cm" svg:y2="14.25cm">
            <text:p/>
          </draw:line>
          <draw:line draw:style-name="gr4" draw:text-style-name="P4" draw:layer="layout" svg:x1="10.55cm" svg:y1="14cm" svg:x2="10.3cm" svg:y2="14.25cm">
            <text:p/>
          </draw:line>
          <draw:line draw:style-name="gr4" draw:text-style-name="P4" draw:layer="layout" svg:x1="10.8cm" svg:y1="14cm" svg:x2="10.55cm" svg:y2="14.25cm">
            <text:p/>
          </draw:line>
          <draw:line draw:style-name="gr4" draw:text-style-name="P4" draw:layer="layout" svg:x1="11.05cm" svg:y1="14cm" svg:x2="10.8cm" svg:y2="14.25cm">
            <text:p/>
          </draw:line>
          <draw:line draw:style-name="gr4" draw:text-style-name="P4" draw:layer="layout" svg:x1="11.3cm" svg:y1="14cm" svg:x2="11.05cm" svg:y2="14.25cm">
            <text:p/>
          </draw:line>
          <draw:line draw:style-name="gr4" draw:text-style-name="P4" draw:layer="layout" svg:x1="11.55cm" svg:y1="14cm" svg:x2="11.3cm" svg:y2="14.25cm">
            <text:p/>
          </draw:line>
          <draw:line draw:style-name="gr4" draw:text-style-name="P4" draw:layer="layout" svg:x1="11.8cm" svg:y1="14cm" svg:x2="11.55cm" svg:y2="14.25cm">
            <text:p/>
          </draw:line>
          <draw:line draw:style-name="gr4" draw:text-style-name="P4" draw:layer="layout" svg:x1="12.05cm" svg:y1="14cm" svg:x2="11.8cm" svg:y2="14.25cm">
            <text:p/>
          </draw:line>
          <draw:line draw:style-name="gr4" draw:text-style-name="P4" draw:layer="layout" svg:x1="12.3cm" svg:y1="14cm" svg:x2="12.05cm" svg:y2="14.25cm">
            <text:p/>
          </draw:line>
          <draw:line draw:style-name="gr4" draw:text-style-name="P4" draw:layer="layout" svg:x1="12.55cm" svg:y1="14cm" svg:x2="12.3cm" svg:y2="14.25cm">
            <text:p/>
          </draw:line>
        </draw:g>
        <draw:line draw:style-name="gr4" draw:text-style-name="P4" draw:layer="layout" svg:x1="12.8cm" svg:y1="14cm" svg:x2="12.55cm" svg:y2="14.25cm">
          <text:p/>
        </draw:line>
        <draw:line draw:style-name="gr4" draw:text-style-name="P4" draw:layer="layout" svg:x1="13.05cm" svg:y1="14cm" svg:x2="12.8cm" svg:y2="14.25cm">
          <text:p/>
        </draw:line>
        <draw:line draw:style-name="gr4" draw:text-style-name="P4" draw:layer="layout" svg:x1="13.3cm" svg:y1="14cm" svg:x2="13.05cm" svg:y2="14.25cm">
          <text:p/>
        </draw:line>
        <draw:line draw:style-name="gr4" draw:text-style-name="P4" draw:layer="layout" svg:x1="13.55cm" svg:y1="14cm" svg:x2="13.3cm" svg:y2="14.25cm">
          <text:p/>
        </draw:line>
        <draw:line draw:style-name="gr4" draw:text-style-name="P4" draw:layer="layout" svg:x1="13.8cm" svg:y1="14cm" svg:x2="13.55cm" svg:y2="14.25cm">
          <text:p/>
        </draw:line>
        <draw:custom-shape draw:style-name="gr6" draw:text-style-name="P6" draw:layer="layout" svg:width="2cm" svg:height="5.5cm" svg:x="11.5cm" svg:y="7.5cm">
          <text:p text:style-name="P5">m<text:span text:style-name="T1">md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>
          <draw:line draw:style-name="gr4" draw:text-style-name="P4" draw:layer="layout" svg:x1="11cm" svg:y1="9.25cm" svg:x2="11.125cm" svg:y2="9.5cm">
            <text:p/>
          </draw:line>
          <draw:line draw:style-name="gr4" draw:text-style-name="P4" draw:layer="layout" svg:x1="11cm" svg:y1="9.25cm" svg:x2="10.75cm" svg:y2="9.75cm">
            <text:p/>
          </draw:line>
          <draw:line draw:style-name="gr4" draw:text-style-name="P4" draw:layer="layout" svg:x1="10.75cm" svg:y1="9.75cm" svg:x2="10.5cm" svg:y2="9.25cm">
            <text:p/>
          </draw:line>
          <draw:line draw:style-name="gr4" draw:text-style-name="P4" draw:layer="layout" svg:x1="10cm" svg:y1="9.25cm" svg:x2="9.75cm" svg:y2="9.75cm">
            <text:p/>
          </draw:line>
          <draw:line draw:style-name="gr4" draw:text-style-name="P4" draw:layer="layout" svg:x1="9.75cm" svg:y1="9.75cm" svg:x2="9.5cm" svg:y2="9.25cm">
            <text:p/>
          </draw:line>
          <draw:line draw:style-name="gr4" draw:text-style-name="P4" draw:layer="layout" svg:x1="9.5cm" svg:y1="9.25cm" svg:x2="9.375cm" svg:y2="9.5cm">
            <text:p/>
          </draw:line>
          <draw:line draw:style-name="gr4" draw:text-style-name="P4" draw:layer="layout" svg:x1="11.5cm" svg:y1="9.5cm" svg:x2="11.125cm" svg:y2="9.5cm">
            <text:p/>
          </draw:line>
          <draw:line draw:style-name="gr4" draw:text-style-name="P4" draw:layer="layout" svg:x1="9cm" svg:y1="9.5cm" svg:x2="9.375cm" svg:y2="9.5cm">
            <text:p/>
          </draw:line>
          <draw:line draw:style-name="gr4" draw:text-style-name="P4" draw:layer="layout" svg:x1="10.5cm" svg:y1="9.25cm" svg:x2="10.25cm" svg:y2="9.75cm">
            <text:p/>
          </draw:line>
          <draw:line draw:style-name="gr4" draw:text-style-name="P4" draw:layer="layout" svg:x1="10.25cm" svg:y1="9.75cm" svg:x2="10cm" svg:y2="9.25cm">
            <text:p/>
          </draw:line>
        </draw:g>
        <draw:g draw:style-name="gr5">
          <draw:line draw:style-name="gr4" draw:text-style-name="P4" draw:layer="layout" svg:x1="9cm" svg:y1="11cm" svg:x2="10.125cm" svg:y2="11cm">
            <text:p/>
          </draw:line>
          <draw:line draw:style-name="gr4" draw:text-style-name="P4" draw:layer="layout" svg:x1="10.125cm" svg:y1="10.75cm" svg:x2="10.125cm" svg:y2="11.25cm">
            <text:p/>
          </draw:line>
          <draw:line draw:style-name="gr4" draw:text-style-name="P4" draw:layer="layout" svg:x1="10cm" svg:y1="10.75cm" svg:x2="10.375cm" svg:y2="10.75cm">
            <text:p/>
          </draw:line>
          <draw:line draw:style-name="gr4" draw:text-style-name="P4" draw:layer="layout" svg:x1="10.375cm" svg:y1="10.75cm" svg:x2="10.375cm" svg:y2="11.25cm">
            <text:p/>
          </draw:line>
          <draw:line draw:style-name="gr4" draw:text-style-name="P4" draw:layer="layout" svg:x1="10.375cm" svg:y1="11.25cm" svg:x2="10cm" svg:y2="11.25cm">
            <text:p/>
          </draw:line>
          <draw:line draw:style-name="gr4" draw:text-style-name="P4" draw:layer="layout" svg:x1="10.375cm" svg:y1="11cm" svg:x2="11.5cm" svg:y2="11cm">
            <text:p/>
          </draw:line>
        </draw:g>
        <draw:g draw:style-name="gr7">
          <draw:line draw:style-name="gr4" draw:text-style-name="P4" draw:layer="layout" svg:x1="9cm" svg:y1="12.5cm" svg:x2="10cm" svg:y2="12.5cm">
            <text:p/>
          </draw:line>
          <draw:custom-shape draw:style-name="gr8" draw:text-style-name="P4" draw:layer="layout" svg:width="0.5cm" svg:height="0.5cm" svg:x="10cm" svg:y="1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4" draw:layer="layout" svg:x1="11.5cm" svg:y1="12.5cm" svg:x2="10.5cm" svg:y2="12.5cm">
            <text:p/>
          </draw:line>
        </draw:g>
        <draw:g draw:style-name="gr5">
          <draw:line draw:style-name="gr4" draw:text-style-name="P4" draw:layer="layout" svg:x1="8.875cm" svg:y1="9.375cm" svg:x2="9.125cm" svg:y2="9.625cm">
            <text:p/>
          </draw:line>
          <draw:line draw:style-name="gr4" draw:text-style-name="P4" draw:layer="layout" svg:x1="9.125cm" svg:y1="9.375cm" svg:x2="8.875cm" svg:y2="9.625cm">
            <text:p/>
          </draw:line>
        </draw:g>
        <draw:g draw:style-name="gr5">
          <draw:line draw:style-name="gr4" draw:text-style-name="P4" draw:layer="layout" svg:x1="8.875cm" svg:y1="10.875cm" svg:x2="9.125cm" svg:y2="11.125cm">
            <text:p/>
          </draw:line>
          <draw:line draw:style-name="gr4" draw:text-style-name="P4" draw:layer="layout" svg:x1="9.125cm" svg:y1="10.875cm" svg:x2="8.875cm" svg:y2="11.125cm">
            <text:p/>
          </draw:line>
        </draw:g>
        <draw:g draw:style-name="gr5">
          <draw:line draw:style-name="gr4" draw:text-style-name="P4" draw:layer="layout" svg:x1="8.875cm" svg:y1="12.375cm" svg:x2="9.125cm" svg:y2="12.625cm">
            <text:p/>
          </draw:line>
          <draw:line draw:style-name="gr4" draw:text-style-name="P4" draw:layer="layout" svg:x1="9.125cm" svg:y1="12.375cm" svg:x2="8.875cm" svg:y2="12.625cm">
            <text:p/>
          </draw:line>
        </draw:g>
        <draw:g draw:style-name="gr5">
          <draw:line draw:style-name="gr4" draw:text-style-name="P4" draw:layer="layout" svg:x1="11cm" svg:y1="7.75cm" svg:x2="11.125cm" svg:y2="8cm">
            <text:p/>
          </draw:line>
          <draw:line draw:style-name="gr4" draw:text-style-name="P4" draw:layer="layout" svg:x1="11cm" svg:y1="7.75cm" svg:x2="10.75cm" svg:y2="8.25cm">
            <text:p/>
          </draw:line>
          <draw:line draw:style-name="gr4" draw:text-style-name="P4" draw:layer="layout" svg:x1="10.75cm" svg:y1="8.25cm" svg:x2="10.5cm" svg:y2="7.75cm">
            <text:p/>
          </draw:line>
          <draw:line draw:style-name="gr4" draw:text-style-name="P4" draw:layer="layout" svg:x1="10cm" svg:y1="7.75cm" svg:x2="9.875cm" svg:y2="8cm">
            <text:p/>
          </draw:line>
          <draw:line draw:style-name="gr4" draw:text-style-name="P4" draw:layer="layout" svg:x1="11.5cm" svg:y1="8cm" svg:x2="11.125cm" svg:y2="8cm">
            <text:p/>
          </draw:line>
          <draw:line draw:style-name="gr4" draw:text-style-name="P4" draw:layer="layout" svg:x1="10.5cm" svg:y1="7.75cm" svg:x2="10.25cm" svg:y2="8.25cm">
            <text:p/>
          </draw:line>
          <draw:line draw:style-name="gr4" draw:text-style-name="P4" draw:layer="layout" svg:x1="10.25cm" svg:y1="8.25cm" svg:x2="10cm" svg:y2="7.75cm">
            <text:p/>
          </draw:line>
          <draw:line draw:style-name="gr4" draw:text-style-name="P4" draw:layer="layout" svg:x1="9.875cm" svg:y1="7.5cm" svg:x2="9.875cm" svg:y2="8.375cm">
            <text:p/>
          </draw:line>
        </draw:g>
        <draw:custom-shape draw:style-name="gr9" draw:text-style-name="P6" draw:layer="layout" svg:width="2cm" svg:height="4cm" svg:x="11.5cm" svg:y="2.5cm">
          <text:p text:style-name="P5">m<text:span text:style-name="T1">md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>
          <draw:line draw:style-name="gr4" draw:text-style-name="P4" draw:layer="layout" svg:x1="11cm" svg:y1="4.25cm" svg:x2="11.125cm" svg:y2="4.5cm">
            <text:p/>
          </draw:line>
          <draw:line draw:style-name="gr4" draw:text-style-name="P4" draw:layer="layout" svg:x1="11cm" svg:y1="4.25cm" svg:x2="10.75cm" svg:y2="4.75cm">
            <text:p/>
          </draw:line>
          <draw:line draw:style-name="gr4" draw:text-style-name="P4" draw:layer="layout" svg:x1="10.75cm" svg:y1="4.75cm" svg:x2="10.5cm" svg:y2="4.25cm">
            <text:p/>
          </draw:line>
          <draw:line draw:style-name="gr4" draw:text-style-name="P4" draw:layer="layout" svg:x1="10cm" svg:y1="4.25cm" svg:x2="9.75cm" svg:y2="4.75cm">
            <text:p/>
          </draw:line>
          <draw:line draw:style-name="gr4" draw:text-style-name="P4" draw:layer="layout" svg:x1="9.75cm" svg:y1="4.75cm" svg:x2="9.5cm" svg:y2="4.25cm">
            <text:p/>
          </draw:line>
          <draw:line draw:style-name="gr4" draw:text-style-name="P4" draw:layer="layout" svg:x1="9.5cm" svg:y1="4.25cm" svg:x2="9.375cm" svg:y2="4.5cm">
            <text:p/>
          </draw:line>
          <draw:line draw:style-name="gr4" draw:text-style-name="P4" draw:layer="layout" svg:x1="11.5cm" svg:y1="4.5cm" svg:x2="11.125cm" svg:y2="4.5cm">
            <text:p/>
          </draw:line>
          <draw:line draw:style-name="gr4" draw:text-style-name="P4" draw:layer="layout" svg:x1="9cm" svg:y1="4.5cm" svg:x2="9.375cm" svg:y2="4.5cm">
            <text:p/>
          </draw:line>
          <draw:line draw:style-name="gr4" draw:text-style-name="P4" draw:layer="layout" svg:x1="10.5cm" svg:y1="4.25cm" svg:x2="10.25cm" svg:y2="4.75cm">
            <text:p/>
          </draw:line>
          <draw:line draw:style-name="gr4" draw:text-style-name="P4" draw:layer="layout" svg:x1="10.25cm" svg:y1="4.75cm" svg:x2="10cm" svg:y2="4.25cm">
            <text:p/>
          </draw:line>
        </draw:g>
        <draw:g draw:style-name="gr5">
          <draw:line draw:style-name="gr4" draw:text-style-name="P4" draw:layer="layout" svg:x1="9cm" svg:y1="6cm" svg:x2="10.125cm" svg:y2="6cm">
            <text:p/>
          </draw:line>
          <draw:line draw:style-name="gr4" draw:text-style-name="P4" draw:layer="layout" svg:x1="10.125cm" svg:y1="5.75cm" svg:x2="10.125cm" svg:y2="6.25cm">
            <text:p/>
          </draw:line>
          <draw:line draw:style-name="gr4" draw:text-style-name="P4" draw:layer="layout" svg:x1="10cm" svg:y1="5.75cm" svg:x2="10.375cm" svg:y2="5.75cm">
            <text:p/>
          </draw:line>
          <draw:line draw:style-name="gr4" draw:text-style-name="P4" draw:layer="layout" svg:x1="10.375cm" svg:y1="5.75cm" svg:x2="10.375cm" svg:y2="6.25cm">
            <text:p/>
          </draw:line>
          <draw:line draw:style-name="gr4" draw:text-style-name="P4" draw:layer="layout" svg:x1="10.375cm" svg:y1="6.25cm" svg:x2="10cm" svg:y2="6.25cm">
            <text:p/>
          </draw:line>
          <draw:line draw:style-name="gr4" draw:text-style-name="P4" draw:layer="layout" svg:x1="10.375cm" svg:y1="6cm" svg:x2="11.5cm" svg:y2="6cm">
            <text:p/>
          </draw:line>
        </draw:g>
        <draw:g draw:style-name="gr5">
          <draw:line draw:style-name="gr4" draw:text-style-name="P4" draw:layer="layout" svg:x1="8.875cm" svg:y1="4.375cm" svg:x2="9.125cm" svg:y2="4.625cm">
            <text:p/>
          </draw:line>
          <draw:line draw:style-name="gr4" draw:text-style-name="P4" draw:layer="layout" svg:x1="9.125cm" svg:y1="4.375cm" svg:x2="8.875cm" svg:y2="4.625cm">
            <text:p/>
          </draw:line>
        </draw:g>
        <draw:g draw:style-name="gr5">
          <draw:line draw:style-name="gr4" draw:text-style-name="P4" draw:layer="layout" svg:x1="8.875cm" svg:y1="5.875cm" svg:x2="9.125cm" svg:y2="6.125cm">
            <text:p/>
          </draw:line>
          <draw:line draw:style-name="gr4" draw:text-style-name="P4" draw:layer="layout" svg:x1="9.125cm" svg:y1="5.875cm" svg:x2="8.875cm" svg:y2="6.125cm">
            <text:p/>
          </draw:line>
        </draw:g>
        <draw:g draw:style-name="gr5">
          <draw:line draw:style-name="gr4" draw:text-style-name="P4" draw:layer="layout" svg:x1="11cm" svg:y1="2.75cm" svg:x2="11.125cm" svg:y2="3cm">
            <text:p/>
          </draw:line>
          <draw:line draw:style-name="gr4" draw:text-style-name="P4" draw:layer="layout" svg:x1="11cm" svg:y1="2.75cm" svg:x2="10.75cm" svg:y2="3.25cm">
            <text:p/>
          </draw:line>
          <draw:line draw:style-name="gr4" draw:text-style-name="P4" draw:layer="layout" svg:x1="10.75cm" svg:y1="3.25cm" svg:x2="10.5cm" svg:y2="2.75cm">
            <text:p/>
          </draw:line>
          <draw:line draw:style-name="gr4" draw:text-style-name="P4" draw:layer="layout" svg:x1="10cm" svg:y1="2.75cm" svg:x2="9.875cm" svg:y2="3cm">
            <text:p/>
          </draw:line>
          <draw:line draw:style-name="gr4" draw:text-style-name="P4" draw:layer="layout" svg:x1="11.5cm" svg:y1="3cm" svg:x2="11.125cm" svg:y2="3cm">
            <text:p/>
          </draw:line>
          <draw:line draw:style-name="gr4" draw:text-style-name="P4" draw:layer="layout" svg:x1="10.5cm" svg:y1="2.75cm" svg:x2="10.25cm" svg:y2="3.25cm">
            <text:p/>
          </draw:line>
          <draw:line draw:style-name="gr4" draw:text-style-name="P4" draw:layer="layout" svg:x1="10.25cm" svg:y1="3.25cm" svg:x2="10cm" svg:y2="2.75cm">
            <text:p/>
          </draw:line>
          <draw:line draw:style-name="gr4" draw:text-style-name="P4" draw:layer="layout" svg:x1="9.875cm" svg:y1="2.5cm" svg:x2="9.875cm" svg:y2="3.375cm">
            <text:p/>
          </draw:line>
        </draw:g>
        <draw:g draw:style-name="gr5">
          <draw:line draw:style-name="gr4" draw:text-style-name="P4" draw:layer="layout" svg:x1="5cm" svg:y1="8.25cm" svg:x2="5.125cm" svg:y2="8.5cm">
            <text:p/>
          </draw:line>
          <draw:line draw:style-name="gr4" draw:text-style-name="P4" draw:layer="layout" svg:x1="5cm" svg:y1="8.25cm" svg:x2="4.75cm" svg:y2="8.75cm">
            <text:p/>
          </draw:line>
          <draw:line draw:style-name="gr4" draw:text-style-name="P4" draw:layer="layout" svg:x1="4.75cm" svg:y1="8.75cm" svg:x2="4.5cm" svg:y2="8.25cm">
            <text:p/>
          </draw:line>
          <draw:line draw:style-name="gr4" draw:text-style-name="P4" draw:layer="layout" svg:x1="4cm" svg:y1="8.25cm" svg:x2="3.75cm" svg:y2="8.75cm">
            <text:p/>
          </draw:line>
          <draw:line draw:style-name="gr4" draw:text-style-name="P4" draw:layer="layout" svg:x1="3.75cm" svg:y1="8.75cm" svg:x2="3.5cm" svg:y2="8.25cm">
            <text:p/>
          </draw:line>
          <draw:line draw:style-name="gr4" draw:text-style-name="P4" draw:layer="layout" svg:x1="3.5cm" svg:y1="8.25cm" svg:x2="3.375cm" svg:y2="8.5cm">
            <text:p/>
          </draw:line>
          <draw:line draw:style-name="gr4" draw:text-style-name="P4" draw:layer="layout" svg:x1="5.5cm" svg:y1="8.5cm" svg:x2="5.125cm" svg:y2="8.5cm">
            <text:p/>
          </draw:line>
          <draw:line draw:style-name="gr4" draw:text-style-name="P4" draw:layer="layout" svg:x1="3cm" svg:y1="8.5cm" svg:x2="3.375cm" svg:y2="8.5cm">
            <text:p/>
          </draw:line>
          <draw:line draw:style-name="gr4" draw:text-style-name="P4" draw:layer="layout" svg:x1="4.5cm" svg:y1="8.25cm" svg:x2="4.25cm" svg:y2="8.75cm">
            <text:p/>
          </draw:line>
          <draw:line draw:style-name="gr4" draw:text-style-name="P4" draw:layer="layout" svg:x1="4.25cm" svg:y1="8.75cm" svg:x2="4cm" svg:y2="8.25cm">
            <text:p/>
          </draw:line>
        </draw:g>
        <draw:g draw:style-name="gr5">
          <draw:line draw:style-name="gr4" draw:text-style-name="P4" draw:layer="layout" svg:x1="3cm" svg:y1="10cm" svg:x2="4.125cm" svg:y2="10cm">
            <text:p/>
          </draw:line>
          <draw:line draw:style-name="gr4" draw:text-style-name="P4" draw:layer="layout" svg:x1="4.125cm" svg:y1="9.75cm" svg:x2="4.125cm" svg:y2="10.25cm">
            <text:p/>
          </draw:line>
          <draw:line draw:style-name="gr4" draw:text-style-name="P4" draw:layer="layout" svg:x1="4cm" svg:y1="9.75cm" svg:x2="4.375cm" svg:y2="9.75cm">
            <text:p/>
          </draw:line>
          <draw:line draw:style-name="gr4" draw:text-style-name="P4" draw:layer="layout" svg:x1="4.375cm" svg:y1="9.75cm" svg:x2="4.375cm" svg:y2="10.25cm">
            <text:p/>
          </draw:line>
          <draw:line draw:style-name="gr4" draw:text-style-name="P4" draw:layer="layout" svg:x1="4.375cm" svg:y1="10.25cm" svg:x2="4cm" svg:y2="10.25cm">
            <text:p/>
          </draw:line>
          <draw:line draw:style-name="gr4" draw:text-style-name="P4" draw:layer="layout" svg:x1="4.375cm" svg:y1="10cm" svg:x2="5.5cm" svg:y2="10cm">
            <text:p/>
          </draw:line>
        </draw:g>
        <draw:line draw:style-name="gr4" draw:text-style-name="P4" draw:layer="layout" svg:x1="3cm" svg:y1="8cm" svg:x2="3cm" svg:y2="10.625cm">
          <text:p/>
        </draw:line>
        <draw:g draw:style-name="gr5">
          <draw:line draw:style-name="gr4" draw:text-style-name="P4" draw:layer="layout" svg:x1="3cm" svg:y1="8.25cm" svg:x2="2.75cm" svg:y2="8cm">
            <text:p/>
          </draw:line>
          <draw:line draw:style-name="gr4" draw:text-style-name="P4" draw:layer="layout" svg:x1="3cm" svg:y1="8.5cm" svg:x2="2.75cm" svg:y2="8.25cm">
            <text:p/>
          </draw:line>
          <draw:line draw:style-name="gr4" draw:text-style-name="P4" draw:layer="layout" svg:x1="3cm" svg:y1="8.75cm" svg:x2="2.75cm" svg:y2="8.5cm">
            <text:p/>
          </draw:line>
          <draw:line draw:style-name="gr4" draw:text-style-name="P4" draw:layer="layout" svg:x1="3cm" svg:y1="9cm" svg:x2="2.75cm" svg:y2="8.75cm">
            <text:p/>
          </draw:line>
          <draw:line draw:style-name="gr4" draw:text-style-name="P4" draw:layer="layout" svg:x1="3cm" svg:y1="9.25cm" svg:x2="2.75cm" svg:y2="9cm">
            <text:p/>
          </draw:line>
          <draw:line draw:style-name="gr4" draw:text-style-name="P4" draw:layer="layout" svg:x1="3cm" svg:y1="9.5cm" svg:x2="2.75cm" svg:y2="9.25cm">
            <text:p/>
          </draw:line>
          <draw:line draw:style-name="gr4" draw:text-style-name="P4" draw:layer="layout" svg:x1="3cm" svg:y1="9.75cm" svg:x2="2.75cm" svg:y2="9.5cm">
            <text:p/>
          </draw:line>
          <draw:line draw:style-name="gr4" draw:text-style-name="P4" draw:layer="layout" svg:x1="3cm" svg:y1="10cm" svg:x2="2.75cm" svg:y2="9.75cm">
            <text:p/>
          </draw:line>
          <draw:line draw:style-name="gr4" draw:text-style-name="P4" draw:layer="layout" svg:x1="3cm" svg:y1="10.25cm" svg:x2="2.75cm" svg:y2="10cm">
            <text:p/>
          </draw:line>
          <draw:line draw:style-name="gr4" draw:text-style-name="P4" draw:layer="layout" svg:x1="3cm" svg:y1="10.5cm" svg:x2="2.75cm" svg:y2="10.25cm">
            <text:p/>
          </draw:line>
        </draw:g>
        <draw:line draw:style-name="gr10" draw:text-style-name="P4" draw:layer="layout" svg:x1="13.5cm" svg:y1="2.5cm" svg:x2="17cm" svg:y2="2.5cm">
          <text:p/>
        </draw:line>
        <draw:line draw:style-name="gr10" draw:text-style-name="P4" draw:layer="layout" svg:x1="13.5cm" svg:y1="7.5cm" svg:x2="17cm" svg:y2="7.5cm">
          <text:p/>
        </draw:line>
        <draw:line draw:style-name="gr11" draw:text-style-name="P4" draw:layer="layout" svg:x1="13.5cm" svg:y1="13.5cm" svg:x2="17cm" svg:y2="13.5cm">
          <text:p/>
        </draw:line>
        <draw:custom-shape draw:style-name="gr12" draw:text-style-name="P8" draw:layer="layout" svg:width="1.25cm" svg:height="0.75cm" svg:x="15.75cm" svg:y="2.75cm">
          <text:p text:style-name="P7"><text:span text:style-name="T2">x</text:span><text:span text:style-name="T3">p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.25cm" svg:height="0.75cm" svg:x="15.75cm" svg:y="7.75cm">
          <text:p text:style-name="P7"><text:span text:style-name="T2">x</text:span><text:span text:style-name="T3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.25cm" svg:height="0.75cm" svg:x="15.75cm" svg:y="12.5cm">
          <text:p text:style-name="P7"><text:span text:style-name="T2">x</text:span><text:span text:style-name="T3">e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1.375cm" svg:height="0.625cm" svg:x="10cm" svg:y="3.125cm">
          <text:p text:style-name="P7"><text:span text:style-name="T2">K</text:span><text:span text:style-name="T3">airp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1.8cm" svg:height="1cm" svg:x="2.8cm" svg:y="1.7cm">
          <text:p text:style-name="P10"><text:span text:style-name="T4">m</text:span><text:span text:style-name="T5">e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1.375cm" svg:height="0.625cm" svg:x="10cm" svg:y="4.625cm">
          <text:p text:style-name="P7"><text:span text:style-name="T2">K</text:span><text:span text:style-name="T3">mp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1.375cm" svg:height="0.625cm" svg:x="10cm" svg:y="6.125cm">
          <text:p text:style-name="P7"><text:span text:style-name="T2">R</text:span><text:span text:style-name="T3">mp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1.375cm" svg:height="0.625cm" svg:x="10cm" svg:y="8.125cm">
          <text:p text:style-name="P7"><text:span text:style-name="T2">K</text:span><text:span text:style-name="T3">a</text:span><text:span text:style-name="T3">i</text:span><text:span text:style-name="T3">r</text:span><text:span text:style-name="T3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1.375cm" svg:height="0.625cm" svg:x="10cm" svg:y="9.625cm">
          <text:p text:style-name="P7"><text:span text:style-name="T2">K</text:span><text:span text:style-name="T3">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1.375cm" svg:height="0.625cm" svg:x="10cm" svg:y="11.125cm">
          <text:p text:style-name="P7"><text:span text:style-name="T2">R</text:span><text:span text:style-name="T3">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1.375cm" svg:height="0.625cm" svg:x="10cm" svg:y="12.75cm">
          <text:p text:style-name="P7"><text:span text:style-name="T2">F</text:span><text:span text:style-name="T3">mo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1.375cm" svg:height="0.625cm" svg:x="4cm" svg:y="10.125cm">
          <text:p text:style-name="P7"><text:span text:style-name="T2">R</text:span><text:span text:style-name="T3">e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1.375cm" svg:height="0.625cm" svg:x="4cm" svg:y="8.625cm">
          <text:p text:style-name="P7"><text:span text:style-name="T2">K</text:span><text:span text:style-name="T3">e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1.5cm" svg:height="2cm" svg:x="13.5cm" svg:y="3.5cm">
          <text:p text:style-name="P2">m<text:span text:style-name="T1">air</text:span><text:span text:style-name="T1">p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1.5cm" svg:height="3.5cm" svg:x="13.5cm" svg:y="8.5cm">
          <text:p text:style-name="P2">m<text:span text:style-name="T1">air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4.4cm" svg:y1="2.5cm" svg:x2="5.6cm" svg:y2="3cm">
          <text:p/>
        </draw:line>
        <draw:line draw:style-name="gr17" draw:text-style-name="P4" draw:layer="layout" svg:x1="13.5cm" svg:y1="2.5cm" svg:x2="13.3cm" svg:y2="2.5cm">
          <text:p/>
        </draw:line>
        <draw:line draw:style-name="gr17" draw:text-style-name="P4" draw:layer="layout" svg:x1="13.5cm" svg:y1="6.5cm" svg:x2="13.3cm" svg:y2="6.5cm">
          <text:p/>
        </draw:line>
        <draw:line draw:style-name="gr17" draw:text-style-name="P4" draw:layer="layout" svg:x1="13.5cm" svg:y1="7.5cm" svg:x2="13.3cm" svg:y2="7.5cm">
          <text:p/>
        </draw:line>
        <draw:line draw:style-name="gr17" draw:text-style-name="P4" draw:layer="layout" svg:x1="13.5cm" svg:y1="13cm" svg:x2="13.3cm" svg:y2="13cm">
          <text:p/>
        </draw:line>
        <draw:custom-shape draw:style-name="gr3" draw:text-style-name="P3" draw:layer="layout" svg:width="0.5cm" svg:height="0.5cm" svg:x="6.3cm" svg:y="13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loext:fill-use-slide-background="false" draw:textarea-horizontal-align="left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6:50:29.944350344</meta:creation-date>
    <dc:date>2025-04-23T20:02:31.047626970</dc:date>
    <meta:editing-duration>PT2H6M39S</meta:editing-duration>
    <meta:editing-cycles>10</meta:editing-cycles>
    <meta:generator>LibreOffice/24.8.6.2$Linux_X86_64 LibreOffice_project/d50be90c1d90f0f90a5235ffcbbafbbfa38a83c2</meta:generator>
    <meta:document-statistic meta:object-count="171"/>
  </office:meta>
</office:document-meta>
</file>